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9cm"/>
    </style:style>
    <style:style style:name="co2" style:family="table-column">
      <style:table-column-properties fo:break-before="auto" style:column-width="2.939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595cm"/>
    </style:style>
    <style:style style:name="co5" style:family="table-column">
      <style:table-column-properties fo:break-before="auto" style:column-width="7.209cm"/>
    </style:style>
    <style:style style:name="co6" style:family="table-column">
      <style:table-column-properties fo:break-before="auto" style:column-width="2.04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Payment Transac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Date d'opération</text:p>
          </table:table-cell>
          <table:table-cell office:value-type="string">
            <text:p>Date de valeur</text:p>
          </table:table-cell>
          <table:table-cell office:value-type="string">
            <text:p>Débit</text:p>
          </table:table-cell>
          <table:table-cell office:value-type="string">
            <text:p>Crédit</text:p>
          </table:table-cell>
          <table:table-cell office:value-type="string">
            <text:p>Libellé</text:p>
          </table:table-cell>
          <table:table-cell office:value-type="string">
            <text:p>Solde</text:p>
          </table:table-cell>
        </table:table-row>
        <table:table-row table:style-name="ro1">
          <table:table-cell table:number-columns-repeated="2" office:value-type="string">
            <text:p>06/13/2011</text:p>
          </table:table-cell>
          <table:table-cell office:value-type="string">
            <text:p>-157.50</text:p>
          </table:table-cell>
          <table:table-cell/>
          <table:table-cell office:value-type="string">
            <text:p>VIR FRAIS ROBERT</text:p>
          </table:table-cell>
          <table:table-cell office:value-type="string">
            <text:p>81278.78</text:p>
          </table:table-cell>
        </table:table-row>
        <table:table-row table:style-name="ro1">
          <table:table-cell table:number-columns-repeated="2" office:value-type="string">
            <text:p>06/13/2011</text:p>
          </table:table-cell>
          <table:table-cell office:value-type="string">
            <text:p>-73.03</text:p>
          </table:table-cell>
          <table:table-cell/>
          <table:table-cell office:value-type="string">
            <text:p>VIR POSTE</text:p>
          </table:table-cell>
          <table:table-cell office:value-type="string">
            <text:p>81235.55</text:p>
          </table:table-cell>
        </table:table-row>
        <table:table-row table:style-name="ro1">
          <table:table-cell table:number-columns-repeated="2" office:value-type="string">
            <text:p>06/14/2011</text:p>
          </table:table-cell>
          <table:table-cell office:value-type="string">
            <text:p>-46.78</text:p>
          </table:table-cell>
          <table:table-cell/>
          <table:table-cell office:value-type="string">
            <text:p>PRLV FREE TELECOM FREE HAUTDEBIT</text:p>
          </table:table-cell>
          <table:table-cell office:value-type="string">
            <text:p>81200.74</text:p>
          </table:table-cell>
        </table:table-row>
        <table:table-row table:style-name="ro1">
          <table:table-cell table:number-columns-repeated="2" office:value-type="string">
            <text:p>06/16/2011</text:p>
          </table:table-cell>
          <table:table-cell/>
          <table:table-cell office:value-type="float" office:value="2090">
            <text:p>2090</text:p>
          </table:table-cell>
          <table:table-cell office:value-type="string">
            <text:p>VIR SOCIETE X 2011</text:p>
          </table:table-cell>
          <table:table-cell office:value-type="string">
            <text:p>44437.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31/08/2011</text:date>, <text:time>00:0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8-31T00:09:53</dc:date>
    <meta:generator>OpenOffice.org/3.1$Linux OpenOffice.org_project/310m19$Build-9420</meta:generator>
    <meta:editing-duration>PT10H38M21S</meta:editing-duration>
    <meta:editing-cycles>2</meta:editing-cycles>
    <meta:document-statistic meta:table-count="1" meta:cell-count="26" meta:object-count="0"/>
  </office:meta>
</office:document-meta>
</file>